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weight="bold" officeooo:rsid="00219a07" officeooo:paragraph-rsid="00219a07" style:font-weight-asian="bold" style:font-weight-complex="bold"/>
    </style:style>
    <style:style style:name="P2" style:family="paragraph" style:parent-style-name="Preformatted_20_Text">
      <style:paragraph-properties fo:margin-top="0cm" fo:margin-bottom="0.499cm" style:contextual-spacing="false"/>
    </style:style>
    <style:style style:name="P3" style:family="paragraph" style:parent-style-name="Standard">
      <style:text-properties fo:font-weight="bold" officeooo:rsid="00219a07" officeooo:paragraph-rsid="00219a07" style:font-weight-asian="bold" style:font-weight-complex="bold"/>
    </style:style>
    <style:style style:name="P4" style:family="paragraph" style:parent-style-name="Standard">
      <style:text-properties fo:font-weight="bold" officeooo:rsid="0024d092" officeooo:paragraph-rsid="0024d092" style:font-weight-asian="bold" style:font-weight-complex="bold"/>
    </style:style>
    <style:style style:name="P5" style:family="paragraph" style:parent-style-name="Standard">
      <style:text-properties fo:font-weight="bold" officeooo:rsid="002656be" officeooo:paragraph-rsid="002656be" style:font-weight-asian="bold" style:font-weight-complex="bold"/>
    </style:style>
    <style:style style:name="P6" style:family="paragraph" style:parent-style-name="Standard">
      <style:text-properties fo:font-weight="normal" officeooo:rsid="0024d092" officeooo:paragraph-rsid="0024d092" style:font-weight-asian="normal" style:font-weight-complex="normal"/>
    </style:style>
    <style:style style:name="P7" style:family="paragraph" style:parent-style-name="Standard">
      <style:text-properties fo:font-weight="normal" officeooo:rsid="002656be" officeooo:paragraph-rsid="0024d092" style:font-weight-asian="normal" style:font-weight-complex="normal"/>
    </style:style>
    <style:style style:name="P8" style:family="paragraph" style:parent-style-name="Standard">
      <style:text-properties fo:font-weight="bold" officeooo:rsid="001f8907" officeooo:paragraph-rsid="001f8907" style:font-weight-asian="bold" style:font-weight-complex="bold"/>
    </style:style>
    <style:style style:name="P9" style:family="paragraph" style:parent-style-name="Standard">
      <style:text-properties fo:font-weight="bold" officeooo:rsid="0029667d" officeooo:paragraph-rsid="0029667d" style:font-weight-asian="bold" style:font-weight-complex="bold"/>
    </style:style>
    <style:style style:name="P10" style:family="paragraph" style:parent-style-name="Standard">
      <style:text-properties fo:font-weight="bold" officeooo:rsid="002173c0" officeooo:paragraph-rsid="002173c0" style:font-weight-asian="bold" style:font-weight-complex="bold"/>
    </style:style>
    <style:style style:name="P11" style:family="paragraph" style:parent-style-name="Standard">
      <style:text-properties fo:font-size="16pt" fo:font-weight="normal" officeooo:rsid="002173c0" officeooo:paragraph-rsid="002173c0" style:font-weight-asian="normal" style:font-weight-complex="normal"/>
    </style:style>
    <style:style style:name="P12" style:family="paragraph" style:parent-style-name="Standard">
      <style:text-properties officeooo:paragraph-rsid="002a2fb3"/>
    </style:style>
    <style:style style:name="P13" style:family="paragraph" style:parent-style-name="Text_20_body" style:list-style-name="L1"/>
    <style:style style:name="P14" style:family="paragraph" style:parent-style-name="Text_20_body">
      <style:text-properties fo:font-size="16pt" fo:font-weight="normal" officeooo:rsid="002173c0" officeooo:paragraph-rsid="002173c0" style:font-weight-asian="normal" style:font-weight-complex="normal"/>
    </style:style>
    <style:style style:name="P15" style:family="paragraph" style:parent-style-name="Text_20_body" style:list-style-name="L1">
      <style:paragraph-properties fo:margin-top="0cm" fo:margin-bottom="0cm" style:contextual-spacing="false"/>
    </style:style>
    <style:style style:name="T1" style:family="text">
      <style:text-properties fo:font-weight="normal" style:font-weight-asian="normal" style:font-weight-complex="normal"/>
    </style:style>
    <style:style style:name="T2" style:family="text">
      <style:text-properties officeooo:rsid="0022df72"/>
    </style:style>
    <style:style style:name="T3" style:family="text">
      <style:text-properties officeooo:rsid="0027a96f"/>
    </style:style>
    <style:style style:name="T4" style:family="text">
      <style:text-properties fo:font-size="16pt"/>
    </style:style>
    <style:style style:name="T5" style:family="text">
      <style:text-properties fo:font-size="14pt"/>
    </style:style>
    <style:style style:name="T6" style:family="text">
      <style:text-properties fo:font-size="18pt" fo:font-weight="normal" officeooo:rsid="002a2fb3"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text:span text:style-name="Source_20_Text">border</text:span> property accepts one or more of the following values in combination:</text:p>
      <text:p text:style-name="P2"><text:span text:style-name="Source_20_Text">border: <text:s/>&lt;border-width&gt; || &lt;border-style&gt; || &lt;color&gt;</text:span></text:p>
      <text:list xml:id="list2712695548" text:style-name="L1">
        <text:list-item>
          <text:p text:style-name="P15"><text:span text:style-name="Source_20_Text">border-width</text:span>: Specifies the thickness of the border. </text:p>
          <text:list>
            <text:list-item>
              <text:p text:style-name="P15"><text:span text:style-name="Source_20_Text">&lt;length&gt;</text:span>: A numeric value measured in <text:span text:style-name="Source_20_Text">px</text:span>, <text:span text:style-name="Source_20_Text">em</text:span>, <text:span text:style-name="Source_20_Text">rem</text:span>, <text:span text:style-name="Source_20_Text">vh</text:span> and <text:span text:style-name="Source_20_Text">vw</text:span> units. </text:p>
            </text:list-item>
            <text:list-item>
              <text:p text:style-name="P15"><text:span text:style-name="Source_20_Text">thin</text:span>: The equivalent of <text:span text:style-name="Source_20_Text">1px</text:span> </text:p>
            </text:list-item>
            <text:list-item>
              <text:p text:style-name="P15"><text:span text:style-name="Source_20_Text">medium</text:span>: The equivalent of <text:span text:style-name="Source_20_Text">3px</text:span> </text:p>
            </text:list-item>
            <text:list-item>
              <text:p text:style-name="P15"><text:span text:style-name="Source_20_Text">thick</text:span>: The equivalent of <text:span text:style-name="Source_20_Text">5px</text:span> </text:p>
            </text:list-item>
          </text:list>
        </text:list-item>
        <text:list-item>
          <text:p text:style-name="P15"><text:span text:style-name="Source_20_Text">border-style</text:span>: Specifies the type of line drawn around the element, including: </text:p>
          <text:list>
            <text:list-item>
              <text:p text:style-name="P15"><text:span text:style-name="Source_20_Text">solid</text:span>: A solid, continuous line. </text:p>
            </text:list-item>
            <text:list-item>
              <text:p text:style-name="P15"><text:span text:style-name="Source_20_Text">none</text:span> (default): No line is drawn. </text:p>
            </text:list-item>
            <text:list-item>
              <text:p text:style-name="P15"><text:span text:style-name="Source_20_Text">hidden</text:span>: A line is drawn, but not visible. this can be handy for adding a little extra width to an element without displaying a border. </text:p>
            </text:list-item>
            <text:list-item>
              <text:p text:style-name="P15"><text:span text:style-name="Source_20_Text">dashed</text:span>: A line that consists of dashes. </text:p>
            </text:list-item>
            <text:list-item>
              <text:p text:style-name="P15"><text:span text:style-name="Source_20_Text">dotted</text:span>: A line that consists of dots. </text:p>
            </text:list-item>
            <text:list-item>
              <text:p text:style-name="P15"><text:span text:style-name="Source_20_Text">double</text:span>: Two lines are drawn around the element. </text:p>
            </text:list-item>
            <text:list-item>
              <text:p text:style-name="P15"><text:span text:style-name="Source_20_Text">groove</text:span>: Adds a bevel based on the color value in a way that makes the element appear pressed into the document. </text:p>
            </text:list-item>
            <text:list-item>
              <text:p text:style-name="P15"><text:span text:style-name="Source_20_Text">ridge</text:span>: Similar to <text:span text:style-name="Source_20_Text">groove</text:span>, but reverses the color values in a way that makes the element appear raised. </text:p>
            </text:list-item>
            <text:list-item>
              <text:p text:style-name="P15"><text:span text:style-name="Source_20_Text">inset</text:span>: Adds a split tone to the line that makes the element appear slightly depressed. </text:p>
            </text:list-item>
            <text:list-item>
              <text:p text:style-name="P15"><text:span text:style-name="Source_20_Text">outset</text:span>: Similar to <text:span text:style-name="Source_20_Text">inset</text:span>, but reverses the colors in a way that makes the element appear slightly raised. </text:p>
            </text:list-item>
          </text:list>
        </text:list-item>
        <text:list-item>
          <text:p text:style-name="P13"><text:span text:style-name="Source_20_Text">color</text:span>: Specifies the color of the border and accepts <text:span text:style-name="Source_20_Text">&lt;rgb()&gt;</text:span>, <text:span text:style-name="Source_20_Text">&lt;rgba()&gt;, &lt;code&gt;&lt;hsl()&gt;</text:span>, <text:span text:style-name="Source_20_Text">&lt;hsla()&gt;</text:span>, <text:span text:style-name="Source_20_Text">&lt;hex-color&gt;</text:span>, <text:span text:style-name="Source_20_Text">&lt;named-color&gt;</text:span>, <text:span text:style-name="Source_20_Text">currentcolor</text:span> and <text:span text:style-name="Source_20_Text">&lt;deprecated-system-color&gt;</text:span> </text:p>
        </text:list-item>
      </text:list>
      <text:p text:style-name="Standard"/>
      <text:p text:style-name="P8">What is the difference between <text:span text:style-name="T1">position : relative vs position : absolute </text:span>?</text:p>
      <text:p text:style-name="P9">1. Position : relative follows the flow of html code</text:p>
      <text:p text:style-name="P9">2. Positioin : absolute breaks the flow &amp; for other tag/elements of html it becomes non -existant.</text:p>
      <text:p text:style-name="P9">3. Position : absolute takes reference w.r.t. nearest parent which has position as “relative”, body by default has relative position.</text:p>
      <text:p text:style-name="P9"/>
      <text:p text:style-name="P10">Why we use display : inline-flex;?</text:p>
      <text:p text:style-name="P12"><text:span text:style-name="T6">Flex : </text:span><text:a xlink:type="simple" xlink:href="https://www.geeksforgeeks.org/css-flex-property/" text:style-name="Internet_20_link" text:visited-style-name="Visited_20_Internet_20_Link"><text:span text:style-name="Strong_20_Emphasis"><text:span text:style-name="T5">Flex:</text:span></text:span></text:a><text:span text:style-name="T5"> Flex displays an element as a flexible structure. To use flex display, a flex level container has to be created. Flex level container is nothing, but an element with the display property set to flex. The flex container itself is displayed in a new line, just like the block element. The flex container can contain other elements in it and thus, the flex container is the parent element and the elements that are part of it are the child elements. Display flex property helps us to align and distribute space among items in a container, even when their size is unknown and/or dynamic. </text:span></text:p>
      <text:p text:style-name="P10"/>
      <text:p text:style-name="P11"><text:soft-page-break/><text:span text:style-name="Strong_20_Emphasis">Inline-Block:</text:span> Displays an element as an inline-level block container. An element set to inline-block is very similar to inline in that it will be set in line with the natural flow of text, i.e; unlike display: block, display:inline-block does not add a line-break after the element. So, the element can sit next to other elements. The element itself is formatted as an inline element, but it allows you to set a width and height on the element, which is not possible in the <text:span text:style-name="Strong_20_Emphasis">display: inline</text:span>. </text:p>
      <text:p text:style-name="P11"/>
      <text:p text:style-name="P11"/>
      <text:p text:style-name="P14"><text:span text:style-name="Strong_20_Emphasis">Inline-flex:</text:span> Displays an element as an inline-level flex container. The <text:span text:style-name="Strong_20_Emphasis">display:inline-flex</text:span> does not make flex items display inline. It makes the flex container display inline. The main difference between display: flex and display: inline-flex is that display: inline-flex will make the flex container an inline element while it’s content maintains its flexbox properties. In the below picture, the flex container comprises Computer, Science, Portal, and the yellow area. </text:p>
      <text:p text:style-name="P11"/>
      <text:p text:style-name="P11"/>
      <text:p text:style-name="P11"/>
      <text:p text:style-name="P3">What is meant by margin : 50px auto ?</text:p>
      <text:h text:style-name="P1" text:outline-level="2">The auto Value <text:span text:style-name="T2">of margin property .</text:span></text:h>
      <text:p text:style-name="Text_20_body">You can set the margin property to <text:span text:style-name="Source_20_Text">auto</text:span> to horizontally center the element within its container.</text:p>
      <text:p text:style-name="Text_20_body">The element will then take up the specified width, and the remaining space will be split equally between the left and right margins.</text:p>
      <text:p text:style-name="P3"/>
      <text:h text:style-name="P1" text:outline-level="2">Definition and Usage</text:h>
      <text:p text:style-name="Text_20_body">The <text:span text:style-name="Source_20_Text">align-items</text:span> property specifies the default alignment for items inside the flexible container.</text:p>
      <text:p text:style-name="P4">How to change axis of rotation from middle of line to end of the line ?</text:p>
      <text:p text:style-name="P6">Ans. Transform-origin : 100%; default value is 50% implies middle of the div</text:p>
      <text:p text:style-name="P7"/>
      <text:p text:style-name="P5">setInterval(function(), timeInMS value); // <text:span text:style-name="T3">every specified interval of time function will be called</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11T15:55:40.398508875</meta:creation-date>
    <dc:date>2021-01-30T22:34:30.984271561</dc:date>
    <meta:editing-duration>PT6H5M20S</meta:editing-duration>
    <meta:editing-cycles>13</meta:editing-cycles>
    <meta:generator>LibreOffice/7.0.4.2$Linux_X86_64 LibreOffice_project/573028415b474775687f7355a6d413c41d013a01</meta:generator>
    <meta:document-statistic meta:table-count="0" meta:image-count="0" meta:object-count="0" meta:page-count="2" meta:paragraph-count="36" meta:word-count="668" meta:character-count="3954" meta:non-whitespace-character-count="3318"/>
  </office:meta>
</office:document-meta>
</file>